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3c4043" style:font-name="Roboto" fo:font-size="10.5pt" fo:language="en" fo:country="US" fo:font-style="normal" fo:font-weight="normal" style:font-name-asian="Roboto1" style:font-size-asian="10.5pt" style:font-style-asian="normal" style:font-weight-asian="normal" style:font-name-complex="Roboto1" style:font-size-complex="10.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castle was quiet at night.</text:span><text:line-break/><text:span text:style-name="T1">A lantern flickered in the tower.</text:span><text:line-break/><text:span text:style-name="T1">A shadow moved behind the curtain.</text:span><text:line-break/><text:span text:style-name="T1">Was someone watching?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false" style:font-name-asian="Segoe UI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Segoe UI" style:font-family-asian="'Segoe UI'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Segoe UI" style:font-family-asian="'Segoe UI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08:40:32.688090200</meta:creation-date>
    <dc:date>2025-01-18T10:46:09.723000000</dc:date>
    <meta:initial-creator>Ivan Popov</meta:initial-creator>
    <meta:generator>Trio_Office/6.2.8.2$Windows_x86 LibreOffice_project/</meta:generator>
    <meta:editing-duration>PT55S</meta:editing-duration>
    <meta:editing-cycles>1</meta:editing-cycles>
    <meta:document-statistic meta:table-count="0" meta:image-count="0" meta:object-count="0" meta:page-count="1" meta:paragraph-count="1" meta:word-count="21" meta:character-count="123" meta:non-whitespace-character-count="1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